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1">
      <style:paragraph-properties fo:margin-left="0.9846in" fo:margin-right="0in" fo:text-indent="-0.25in" style:auto-text-indent="false"/>
    </style:style>
    <style:style style:name="P4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)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mory Model for the Deva Programming Language v2.0</text:h>
      <text:h text:style-name="Heading_20_2" text:outline-level="2">Strings</text:h>
      <text:list xml:id="list1922782673" text:style-name="L1">
        <text:list-item>
          <text:p text:style-name="P1">during parse, antlr owns the strings. No references to these strings can persist past the parse phase.</text:p>
        </text:list-item>
        <text:list-item>
          <text:p text:style-name="P1">during compilation passes, use ptrs to antlrs memory for Symbol objects. (in pass 2 for temps that are _not_ passed on to the executor).</text:p>
        </text:list-item>
        <text:list-item>
          <text:p text:style-name="P1">during compilation, any string that is passed on to the executor must be copied (i.e. Objects in constant pool).</text:p>
        </text:list-item>
        <text:list-item>
          <text:p text:style-name="P1">deva owns strings in: </text:p>
        </text:list-item>
        <text:list-item>
          <text:p text:style-name="P3">the constant pool - freed at exit.</text:p>
        </text:list-item>
        <text:list-item>
          <text:p text:style-name="P3">locals (frame objects) - freed at frame pop (exit for global 'main' scope). need to be stored in a separate string pool for the frame, as string objects in the locals collection can point to the constant pool.</text:p>
        </text:list-item>
        <text:list-item>
          <text:p text:style-name="P3">the operand stack - do nothing, they belong to permanent item in the constant pool, or local string pool.</text:p>
        </text:list-item>
      </text:list>
      <text:list xml:id="list1350572840" text:style-name="L2">
        <text:list-header>
          <text:p text:style-name="P4"/>
        </text:list-header>
      </text:list>
      <text:h text:style-name="Heading_20_2" text:outline-level="2">Reference types (reference-counting)</text:h>
      <text:list xml:id="list202199745" text:style-name="L3">
        <text:list-item>
          <text:p text:style-name="P2">allocated at creation time with zero refs (first push will ref it).</text:p>
        </text:list-item>
        <text:list-item>
          <text:p text:style-name="P2">any push operation of a vec/map needs to IncRef() it.</text:p>
        </text:list-item>
        <text:list-item>
          <text:p text:style-name="P2">any pop operation on a vec/map needs to DecRef() it.</text:p>
        </text:list-item>
        <text:list-item>
          <text:p text:style-name="P2">any store op into a variable containing a vec/map needs to DecRef() it (it then no longer contains the vec/map, so that vec/map has one less ref).</text:p>
        </text:list-item>
        <text:list-item>
          <text:p text:style-name="P2">any store operation of a vec/map needs to IncRef() it. However, since store operations generally pop the value (dec-ref'ing it) and then store it into memory (inc-ref'ing it), in most cases this amounts to a no-op and can be omitted.</text:p>
        </text:list-item>
        <text:list-item>
          <text:p text:style-name="P2">End of Scope needs to DecRef() all vec/map vars in the scope (meaning you need to be careful to scope-&gt;AddSymbol() the var, hence the 'def_XXX' ops which do this for the first time a variable is used).</text:p>
        </text:list-item>
        <text:list-item>
          <text:p text:style-name="P2">In theory, arguments to a fcn are DecRef()'d as they are popped off the stack, IncRef()'d as they are passed as locals (args) and DecRef()'d at return. However, the first DecRef/IncRef pair are matched and this can thus be distilled down to a single DecRef on return.</text:p>
        </text:list-item>
        <text:list-item>
          <text:p text:style-name="P2">vec/map objects that contain refs to other vec/map objects DecRef() those contained objects when they are destroyed.</text:p>
        </text:list-item>
        <text:list-item>
          <text:p text:style-name="P2">When a vec/map object is created as a copy of another vec/map object needs to IncRef() each item in the copied vec/map.</text:p>
        </text:list-item>
      </text:list>
      <text:p text:style-name="Text_20_body"/>
      <text:p text:style-name="Text_20_body"><text:soft-page-break/>DEPRECATED (01/23/11):</text:p>
      <text:list xml:id="list1864589702" text:continue-numbering="true" text:style-name="L3">
        <text:list-item>
          <text:p text:style-name="P2">allocated at creation time with zero refs (first store will ref it)</text:p>
        </text:list-item>
        <text:list-item>
          <text:p text:style-name="P2">any store operation of a vec/map needs to IncRef() it</text:p>
        </text:list-item>
        <text:list-item>
          <text:p text:style-name="P2">any store operation ONTO a variable containing a vec/map needs to DecRef() it</text:p>
        </text:list-item>
        <text:list-item>
          <text:p text:style-name="P2">End of Scope needs to DecRef() all vec/map vars in the scope (meaning you need to be careful to scope-&gt;AddSymbol() the var)</text:p>
        </text:list-item>
        <text:list-item>
          <text:p text:style-name="P2">ISSUE: what about a vec/map that is created as a temp and never stored?? it will persist with a zero ref-count... (calls clean up args, is there anywhere temps can be used without being stored or used as an arg???)<office:annotation><dc:date>2011-01-23T19:08:47</dc:date><text:p>&lt;!--EndFragment--&gt;</text:p></office:annotation><office:annotation><dc:date>2011-01-23T18:57:07</dc:date><text:p>&lt;!--EndFragment--&gt;</text:p></office:annotatio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3T18:55:49</meta:creation-date>
    <dc:date>2011-03-18T16:47:00</dc:date>
    <meta:editing-duration>PT45H24M40S</meta:editing-duration>
    <meta:editing-cycles>7</meta:editing-cycles>
    <meta:generator>OpenOffice.org/3.2$Linux OpenOffice.org_project/320m19$Build-9505</meta:generator>
    <meta:document-statistic meta:table-count="0" meta:image-count="0" meta:object-count="0" meta:page-count="2" meta:paragraph-count="25" meta:word-count="482" meta:character-count="2647"/>
  </office:meta>
</office:document-meta>
</file>